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49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10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5.33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1" style:family="table-cell" style:parent-style-name="Default">
      <style:table-cell-properties style:rotation-align="non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4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4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3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4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4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45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4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4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4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47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4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48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48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49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9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50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5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2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3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3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7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8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4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2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06" office:value-type="float" office:value="2" calcext:value-type="float" table:number-columns-spanned="2" table:number-rows-spanned="1">
            <text:p>2</text:p>
          </table:table-cell>
          <table:covered-table-cell table:style-name="ce409"/>
          <table:table-cell table:style-name="ce413" office:value-type="float" office:value="2" calcext:value-type="float" table:number-columns-spanned="2" table:number-rows-spanned="1">
            <text:p>2</text:p>
          </table:table-cell>
          <table:covered-table-cell table:style-name="ce409"/>
          <table:table-cell table:style-name="ce418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424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430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436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444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452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456" office:value-type="float" office:value="2" calcext:value-type="float" table:number-columns-spanned="2" table:number-rows-spanned="1">
            <text:p>2</text:p>
          </table:table-cell>
          <table:covered-table-cell table:style-name="ce409"/>
          <table:table-cell table:style-name="ce460" office:value-type="float" office:value="2" calcext:value-type="float" table:number-columns-spanned="2" table:number-rows-spanned="1">
            <text:p>2</text:p>
          </table:table-cell>
          <table:covered-table-cell table:style-name="ce409"/>
          <table:table-cell table:style-name="ce464" office:value-type="float" office:value="1" calcext:value-type="float" table:number-columns-spanned="2" table:number-rows-spanned="1">
            <text:p>1</text:p>
          </table:table-cell>
          <table:covered-table-cell table:style-name="ce409"/>
          <table:table-cell table:style-name="ce468" office:value-type="float" office:value="1" calcext:value-type="float" table:number-columns-spanned="2" table:number-rows-spanned="1">
            <text:p>1</text:p>
          </table:table-cell>
          <table:covered-table-cell table:style-name="ce409"/>
          <table:table-cell table:style-name="ce472" office:value-type="float" office:value="1" calcext:value-type="float" table:number-columns-spanned="2" table:number-rows-spanned="1">
            <text:p>1</text:p>
          </table:table-cell>
          <table:covered-table-cell table:style-name="ce409"/>
          <table:table-cell table:style-name="ce477" office:value-type="float" office:value="1" calcext:value-type="float" table:number-columns-spanned="2" table:number-rows-spanned="1">
            <text:p>1</text:p>
          </table:table-cell>
          <table:covered-table-cell table:style-name="ce409"/>
          <table:table-cell table:style-name="ce483" office:value-type="float" office:value="2" calcext:value-type="float" table:number-columns-spanned="2" table:number-rows-spanned="1">
            <text:p>2</text:p>
          </table:table-cell>
          <table:covered-table-cell table:style-name="ce409"/>
          <table:table-cell table:style-name="ce489" office:value-type="float" office:value="2" calcext:value-type="float" table:number-columns-spanned="2" table:number-rows-spanned="1">
            <text:p>2</text:p>
          </table:table-cell>
          <table:covered-table-cell table:style-name="ce409"/>
          <table:table-cell table:style-name="ce493" office:value-type="float" office:value="2" calcext:value-type="float" table:number-columns-spanned="2" table:number-rows-spanned="1">
            <text:p>2</text:p>
          </table:table-cell>
          <table:covered-table-cell table:style-name="ce409"/>
          <table:table-cell table:style-name="ce497" office:value-type="float" office:value="2" calcext:value-type="float" table:number-columns-spanned="2" table:number-rows-spanned="1">
            <text:p>2</text:p>
          </table:table-cell>
          <table:covered-table-cell table:style-name="ce409"/>
          <table:table-cell table:style-name="ce501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507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513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517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521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525" office:value-type="float" office:value="3" calcext:value-type="float" table:number-columns-spanned="2" table:number-rows-spanned="1">
            <text:p>3</text:p>
          </table:table-cell>
          <table:covered-table-cell table:style-name="ce409"/>
          <table:table-cell table:style-name="ce529" office:value-type="float" office:value="1" calcext:value-type="float" table:number-columns-spanned="2" table:number-rows-spanned="1">
            <text:p>1</text:p>
          </table:table-cell>
          <table:covered-table-cell table:style-name="ce409"/>
          <table:table-cell table:style-name="ce533" office:value-type="float" office:value="1" calcext:value-type="float" table:number-columns-spanned="2" table:number-rows-spanned="1">
            <text:p>1</text:p>
          </table:table-cell>
          <table:covered-table-cell table:style-name="ce409"/>
          <table:table-cell table:style-name="ce537" office:value-type="float" office:value="1" calcext:value-type="float" table:number-columns-spanned="2" table:number-rows-spanned="1">
            <text:p>1</text:p>
          </table:table-cell>
          <table:covered-table-cell table:style-name="ce409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7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office:value-type="string" calcext:value-type="string" table:number-columns-spanned="2" table:number-rows-spanned="1">
            <text:p>D8!</text:p>
          </table:table-cell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9!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office:value-type="string" calcext:value-type="string" table:number-columns-spanned="2" table:number-rows-spanned="1">
            <text:p>D10!</text:p>
          </table:table-cell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11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office:value-type="string" calcext:value-type="string" table:number-columns-spanned="2" table:number-rows-spanned="1">
            <text:p>R11</text:p>
          </table:table-cell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12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3!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4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10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54" table:number-columns-spanned="2" table:number-rows-spanned="1"/>
          <table:covered-table-cell table:style-name="ce654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5"/>
        <table:table-column table:style-name="co6" table:default-cell-style-name="ce665"/>
        <table:table-column table:style-name="co7" table:default-cell-style-name="ce662"/>
        <table:table-column table:style-name="co8" table:default-cell-style-name="ce662"/>
        <table:table-column table:style-name="co7" table:default-cell-style-name="ce662"/>
        <table:table-column table:style-name="co6" table:default-cell-style-name="ce665"/>
        <table:table-column table:style-name="co7" table:default-cell-style-name="ce662"/>
        <table:table-column table:style-name="co6" table:default-cell-style-name="ce662"/>
        <table:table-column table:style-name="co7" table:default-cell-style-name="ce662"/>
        <table:table-column table:style-name="co6" table:default-cell-style-name="ce662"/>
        <table:table-column table:style-name="co4" table:number-columns-repeated="1014" table:default-cell-style-name="ce662"/>
        <table:table-row table:style-name="ro8">
          <table:table-cell table:number-columns-repeated="1024"/>
        </table:table-row>
        <table:table-row table:style-name="ro7">
          <table:table-cell table:number-columns-repeated="2"/>
          <table:table-cell table:style-name="ce667" office:value-type="string" calcext:value-type="string">
            <text:p>Δt<text:span text:style-name="T1">exec</text:span></text:p>
          </table:table-cell>
          <table:table-cell table:style-name="ce674"/>
          <table:table-cell table:style-name="ce667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9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68" office:value-type="float" office:value="4" calcext:value-type="float">
            <text:p>4</text:p>
          </table:table-cell>
          <table:table-cell table:style-name="ce666" office:value-type="string" calcext:value-type="string">
            <text:p>,</text:p>
          </table:table-cell>
          <table:table-cell table:style-name="ce668" office:value-type="float" office:value="10" calcext:value-type="float">
            <text:p>10</text:p>
          </table:table-cell>
          <table:table-cell table:style-name="ce666" office:value-type="string" calcext:value-type="string">
            <text:p>)</text:p>
          </table:table-cell>
          <table:table-cell table:style-name="ce668"/>
          <table:table-cell/>
          <table:table-cell table:style-name="ce668"/>
          <table:table-cell table:number-columns-repeated="1015"/>
        </table:table-row>
        <table:table-row table:style-name="ro9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68" office:value-type="float" office:value="2" calcext:value-type="float">
            <text:p>2</text:p>
          </table:table-cell>
          <table:table-cell table:style-name="ce666" office:value-type="string" calcext:value-type="string">
            <text:p>,</text:p>
          </table:table-cell>
          <table:table-cell table:style-name="ce668" office:value-type="float" office:value="5" calcext:value-type="float">
            <text:p>5</text:p>
          </table:table-cell>
          <table:table-cell table:style-name="ce666" office:value-type="string" calcext:value-type="string">
            <text:p>)</text:p>
          </table:table-cell>
          <table:table-cell table:style-name="ce668"/>
          <table:table-cell table:style-name="Default"/>
          <table:table-cell table:style-name="ce668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68" office:value-type="float" office:value="6" calcext:value-type="float">
            <text:p>6</text:p>
          </table:table-cell>
          <table:table-cell table:style-name="ce666" office:value-type="string" calcext:value-type="string">
            <text:p>,</text:p>
          </table:table-cell>
          <table:table-cell table:style-name="ce668" office:value-type="float" office:value="15" calcext:value-type="float">
            <text:p>15</text:p>
          </table:table-cell>
          <table:table-cell table:style-name="ce666" office:value-type="string" calcext:value-type="string">
            <text:p>)</text:p>
          </table:table-cell>
          <table:table-cell table:style-name="ce668"/>
          <table:table-cell/>
          <table:table-cell table:style-name="ce668"/>
          <table:table-cell table:number-columns-repeated="1015"/>
        </table:table-row>
        <table:table-row table:style-name="ro9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)</text:p>
          </table:table-cell>
          <table:table-cell table:style-name="ce668"/>
          <table:table-cell/>
          <table:table-cell table:style-name="ce668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)</text:p>
          </table:table-cell>
          <table:table-cell table:style-name="ce668"/>
          <table:table-cell table:number-columns-repeated="1015"/>
        </table:table-row>
        <table:table-row table:style-name="ro9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)</text:p>
          </table:table-cell>
          <table:table-cell table:style-name="ce668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)</text:p>
          </table:table-cell>
          <table:table-cell table:style-name="ce668"/>
          <table:table-cell table:number-columns-repeated="1015"/>
        </table:table-row>
        <table:table-row table:style-name="ro9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)</text:p>
          </table:table-cell>
          <table:table-cell table:style-name="ce668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,</text:p>
          </table:table-cell>
          <table:table-cell table:style-name="ce668"/>
          <table:table-cell table:style-name="ce666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.00.0000</text:date>, <text:time style:data-style-name="N2" text:time-value="11:28:35.4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6-28T11:32:29.715000000</dc:date>
    <meta:editing-cycles>33</meta:editing-cycles>
    <meta:editing-duration>PT2H44M4S</meta:editing-duration>
    <meta:generator>LibreOffice/6.0.3.2$Windows_X86_64 LibreOffice_project/8f48d515416608e3a835360314dac7e47fd0b82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2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